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76pt" svg:x="12.73pt" svg:y="1.73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7281" calcext:value-type="float">
            <text:p>157281</text:p>
          </table:table-cell>
          <table:table-cell table:style-name="ce1" table:formula="of:=SUM([.H3:.H70])" office:value-type="float" office:value="9114" calcext:value-type="float">
            <text:p>9114</text:p>
          </table:table-cell>
          <table:table-cell table:style-name="ce6" table:formula="of:=([.H72]/[.G72])" office:value-type="percentage" office:value="0.0579472409254773" calcext:value-type="percentage">
            <text:p>5.79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7:43:23.546753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11-17T17:43:52.539217698</dc:date>
    <meta:editing-duration>P2DT16H40M17S</meta:editing-duration>
    <meta:editing-cycles>111</meta:editing-cycles>
    <meta:generator>LibreOffice/6.0.6.2$Linux_X86_64 LibreOffice_project/00m0$Build-2</meta:generator>
    <meta:document-statistic meta:table-count="2" meta:cell-count="140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98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